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/>
    <style:style style:name="AROW-2" style:family="table-row">
      <style:table-row-properties style:row-height="16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0" table:number-columns-repeated="235"/>
        <table:table-column table:style-name="ACOL-0" table:number-columns-repeated="4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IC-1277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-69.879999999999995">
            <text:p>−69.88</text:p>
          </table:table-cell>
          <table:table-cell table:style-name="ACE-0" office:value-type="float" office:value="6690">
            <text:p>669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shells (mya truncat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GrayEtal1993</text:p>
          </table:table-cell>
          <table:table-cell table:style-name="ACE-0" office:value-type="string">
            <text:p>Gray et al., 1993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South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091</text:p>
          </table:table-cell>
          <table:table-cell table:style-name="ACE-0" office:value-type="float" office:value="58.899999999999999">
            <text:p>58.9</text:p>
          </table:table-cell>
          <table:table-cell table:style-name="ACE-0" office:value-type="float" office:value="-69.879999999999995">
            <text:p>−69.88</text:p>
          </table:table-cell>
          <table:table-cell table:style-name="ACE-0" office:value-type="float" office:value="5980">
            <text:p>5980</text:p>
          </table:table-cell>
          <table:table-cell table:style-name="ACE-0" office:value-type="float" office:value="205">
            <text:p>205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45">
            <text:p>145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GrayEtal1993</text:p>
          </table:table-cell>
          <table:table-cell table:style-name="ACE-0" office:value-type="string">
            <text:p>Gray et al., 1993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South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IC-1517</text:p>
          </table:table-cell>
          <table:table-cell table:style-name="ACE-0" office:value-type="float" office:value="58.75">
            <text:p>58.75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5440">
            <text:p>54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string">
            <text:p>SimonEtal2016</text:p>
          </table:table-cell>
          <table:table-cell table:style-name="ACE-0" office:value-type="string">
            <text:p>Simon et al., 2016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South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nknown</text:p>
          </table:table-cell>
          <table:table-cell table:style-name="ACE-0" office:value-type="float" office:value="58.649999999999999">
            <text:p>58.65</text:p>
          </table:table-cell>
          <table:table-cell table:style-name="ACE-0" office:value-type="float" office:value="-69.989999999999995">
            <text:p>−69.99</text:p>
          </table:table-cell>
          <table:table-cell table:style-name="ACE-0" office:value-type="float" office:value="1180">
            <text:p>118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organic mu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SimonEtal2016</text:p>
          </table:table-cell>
          <table:table-cell table:style-name="ACE-0" office:value-type="string">
            <text:p>Simon et al., 2016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South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5727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-68.239999999999995">
            <text:p>−68.24</text:p>
          </table:table-cell>
          <table:table-cell table:style-name="ACE-0" office:value-type="float" office:value="3850">
            <text:p>385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7">
            <text:p>37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string">
            <text:p>PienitzEtal1991</text:p>
          </table:table-cell>
          <table:table-cell table:style-name="ACE-0" office:value-type="string">
            <text:p>Pienitz et al., 1991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South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5713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-68.239999999999995">
            <text:p>−68.24</text:p>
          </table:table-cell>
          <table:table-cell table:style-name="ACE-0" office:value-type="float" office:value="4300">
            <text:p>430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7">
            <text:p>37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string">
            <text:p>PienitzEtal1991</text:p>
          </table:table-cell>
          <table:table-cell table:style-name="ACE-0" office:value-type="string">
            <text:p>Pienitz et al., 1991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South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6569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-68.379999999999995">
            <text:p>−68.38</text:p>
          </table:table-cell>
          <table:table-cell table:style-name="ACE-0" office:value-type="float" office:value="4080">
            <text:p>40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5">
            <text:p>45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PienitzEtal1991</text:p>
          </table:table-cell>
          <table:table-cell table:style-name="ACE-0" office:value-type="string">
            <text:p>Pienitz et al., 1991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South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6570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-68.379999999999995">
            <text:p>−68.38</text:p>
          </table:table-cell>
          <table:table-cell table:style-name="ACE-0" office:value-type="float" office:value="4850">
            <text:p>485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2">
            <text:p>42</text:p>
          </table:table-cell>
          <table:table-cell table:style-name="ACE-0" office:value-type="float" office:value="3.7999999999999998">
            <text:p>3.8</text:p>
          </table:table-cell>
          <table:table-cell table:style-name="ACE-0" office:value-type="float" office:value="3.7999999999999998">
            <text:p>3.8</text:p>
          </table:table-cell>
          <table:table-cell table:style-name="ACE-0" office:value-type="string">
            <text:p>PienitzEtal1991</text:p>
          </table:table-cell>
          <table:table-cell table:style-name="ACE-0" office:value-type="string">
            <text:p>Pienitz et al., 1991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South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5715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-68.239999999999995">
            <text:p>−68.24</text:p>
          </table:table-cell>
          <table:table-cell table:style-name="ACE-0" office:value-type="float" office:value="3180">
            <text:p>318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0">
            <text:p>40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PienitzEtal1991</text:p>
          </table:table-cell>
          <table:table-cell table:style-name="ACE-0" office:value-type="string">
            <text:p>Pienitz et al., 1991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South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BN-198</text:p>
          </table:table-cell>
          <table:table-cell table:style-name="ACE-0" office:value-type="float" office:value="58.130000000000003">
            <text:p>58.13</text:p>
          </table:table-cell>
          <table:table-cell table:style-name="ACE-0" office:value-type="float" office:value="-67.799999999999997">
            <text:p>−67.8</text:p>
          </table:table-cell>
          <table:table-cell table:style-name="ACE-0" office:value-type="float" office:value="7120">
            <text:p>71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2.700000000000003">
            <text:p>92.7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string">
            <text:p>Gray2001</text:p>
          </table:table-cell>
          <table:table-cell table:style-name="ACE-0" office:value-type="string">
            <text:p>Gray, 2001</text:p>
          </table:table-cell>
          <table:table-cell table:number-columns-repeated="239" table:style-name="ACE-0"/>
        </table:table-row>
        <table:table-row table:style-name="AROW-0">
          <table:table-cell table:style-name="ACE-0" office:value-type="string">
            <text:p>South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5677</text:p>
          </table:table-cell>
          <table:table-cell table:style-name="ACE-0" office:value-type="float" office:value="57.649999999999999">
            <text:p>57.65</text:p>
          </table:table-cell>
          <table:table-cell table:style-name="ACE-0" office:value-type="float" office:value="-69.489999999999995">
            <text:p>−69.49</text:p>
          </table:table-cell>
          <table:table-cell table:style-name="ACE-0" office:value-type="float" office:value="7050">
            <text:p>70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iatella ar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7.699999999999999">
            <text:p>17.7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string">
            <text:p>Gray2001</text:p>
          </table:table-cell>
          <table:table-cell table:style-name="ACE-0" office:value-type="string">
            <text:p>Gray, 2001</text:p>
          </table:table-cell>
          <table:table-cell table:number-columns-repeated="239" table:style-name="ACE-0"/>
        </table:table-row>
        <table:table-row table:style-name="AROW-0" table:number-rows-repeated="28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5" gnm:cursor-row="5">
          <gnm:selection gnm:start-col="15" gnm:start-row="5" gnm:end-col="15" gnm:end-row="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11T07:44:15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